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'été des beaux cheva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6T16:10:32</meta:creation-date>
    <dc:date>2009-07-30T11:30:15</dc:date>
    <meta:editing-duration>PT00H03M15S</meta:editing-duration>
    <meta:editing-cycles>2</meta:editing-cycles>
    <meta:generator>NeoOffice/3.0$Unix OpenOffice.org_project/Patch 5</meta:generator>
    <meta:document-statistic meta:table-count="0" meta:image-count="0" meta:object-count="0" meta:page-count="1" meta:paragraph-count="1" meta:word-count="4" meta:character-count="24"/>
  </office:meta>
</office:document-meta>
</file>